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06154a" officeooo:paragraph-rsid="0006154a"/>
    </style:style>
    <style:style style:name="P2" style:family="paragraph" style:parent-style-name="Standard">
      <style:text-properties fo:language="en" fo:country="US" officeooo:rsid="0006154a" officeooo:paragraph-rsid="00076f7d"/>
    </style:style>
    <style:style style:name="P3" style:family="paragraph" style:parent-style-name="Standard">
      <style:text-properties fo:language="en" fo:country="US" officeooo:rsid="00076f7d" officeooo:paragraph-rsid="00076f7d"/>
    </style:style>
    <style:style style:name="P4" style:family="paragraph" style:parent-style-name="Standard">
      <style:text-properties fo:language="en" fo:country="US" officeooo:rsid="0007d631" officeooo:paragraph-rsid="0007d631"/>
    </style:style>
    <style:style style:name="P5" style:family="paragraph" style:parent-style-name="Standard">
      <style:text-properties fo:language="en" fo:country="US" officeooo:rsid="000c2827" officeooo:paragraph-rsid="000c2827"/>
    </style:style>
    <style:style style:name="P6" style:family="paragraph" style:parent-style-name="Standard">
      <style:text-properties fo:language="en" fo:country="US" officeooo:rsid="00162c0b" officeooo:paragraph-rsid="00162c0b"/>
    </style:style>
    <style:style style:name="P7" style:family="paragraph" style:parent-style-name="Standard">
      <style:text-properties fo:language="en" fo:country="US" officeooo:rsid="00195614" officeooo:paragraph-rsid="00195614"/>
    </style:style>
    <style:style style:name="P8" style:family="paragraph" style:parent-style-name="Standard">
      <style:text-properties fo:language="en" fo:country="US" officeooo:rsid="001c419e" officeooo:paragraph-rsid="001c419e"/>
    </style:style>
    <style:style style:name="P9" style:family="paragraph" style:parent-style-name="Standard">
      <style:text-properties fo:font-size="11pt" fo:language="en" fo:country="US" officeooo:rsid="0007d631" officeooo:paragraph-rsid="0007d631" style:font-size-asian="11pt" style:font-size-complex="11pt"/>
    </style:style>
    <style:style style:name="P10" style:family="paragraph" style:parent-style-name="Standard">
      <style:text-properties fo:font-size="11pt" fo:language="en" fo:country="US" fo:font-weight="bold" officeooo:rsid="0008cd0c" officeooo:paragraph-rsid="0008cd0c" style:font-size-asian="11pt" style:font-weight-asian="bold" style:font-size-complex="11pt" style:font-weight-complex="bold"/>
    </style:style>
    <style:style style:name="P11" style:family="paragraph" style:parent-style-name="Standard">
      <style:text-properties fo:font-size="11pt" fo:language="en" fo:country="US" fo:font-weight="bold" officeooo:rsid="000c2827" officeooo:paragraph-rsid="000c2827" style:font-size-asian="11pt" style:font-weight-asian="bold" style:font-size-complex="11pt" style:font-weight-complex="bold"/>
    </style:style>
    <style:style style:name="P12" style:family="paragraph" style:parent-style-name="Standard">
      <style:text-properties fo:font-size="11pt" fo:language="en" fo:country="US" fo:font-weight="bold" officeooo:rsid="0010c672" officeooo:paragraph-rsid="0010c672" style:font-size-asian="11pt" style:font-weight-asian="bold" style:font-size-complex="11pt" style:font-weight-complex="bold"/>
    </style:style>
    <style:style style:name="P13" style:family="paragraph" style:parent-style-name="Standard">
      <style:text-properties fo:font-size="11pt" fo:language="en" fo:country="US" fo:font-weight="bold" officeooo:rsid="0021db34" officeooo:paragraph-rsid="0021db34" style:font-size-asian="11pt" style:font-weight-asian="bold" style:font-size-complex="11pt" style:font-weight-complex="bold"/>
    </style:style>
    <style:style style:name="P14" style:family="paragraph" style:parent-style-name="Standard">
      <style:text-properties fo:font-size="12pt" fo:language="en" fo:country="US" officeooo:rsid="0008cd0c" officeooo:paragraph-rsid="0008cd0c" style:font-size-asian="12pt" style:font-size-complex="12pt"/>
    </style:style>
    <style:style style:name="P15" style:family="paragraph" style:parent-style-name="Standard">
      <style:text-properties fo:font-size="12pt" fo:language="en" fo:country="US" officeooo:rsid="00195614" officeooo:paragraph-rsid="00195614" style:font-size-asian="12pt" style:font-size-complex="12pt"/>
    </style:style>
    <style:style style:name="P16" style:family="paragraph" style:parent-style-name="Standard">
      <style:text-properties fo:font-size="12pt" fo:language="en" fo:country="US" officeooo:rsid="000c2827" officeooo:paragraph-rsid="000c2827" style:font-size-asian="12pt" style:font-size-complex="12pt"/>
    </style:style>
    <style:style style:name="P17" style:family="paragraph" style:parent-style-name="Standard">
      <style:text-properties fo:font-size="12pt" fo:language="en" fo:country="US" fo:font-weight="normal" officeooo:rsid="000c2827" officeooo:paragraph-rsid="000c2827" style:font-size-asian="12pt" style:font-weight-asian="normal" style:font-size-complex="12pt" style:font-weight-complex="normal"/>
    </style:style>
    <style:style style:name="P18" style:family="paragraph" style:parent-style-name="Standard">
      <style:text-properties fo:font-size="12pt" fo:language="en" fo:country="US" fo:font-weight="normal" officeooo:rsid="0007d631" officeooo:paragraph-rsid="000c2827" style:font-size-asian="12pt" style:font-weight-asian="normal" style:font-size-complex="12pt" style:font-weight-complex="normal"/>
    </style:style>
    <style:style style:name="P19" style:family="paragraph" style:parent-style-name="Standard">
      <style:text-properties fo:font-size="12pt" fo:language="en" fo:country="US" fo:font-weight="normal" officeooo:rsid="000db15b" officeooo:paragraph-rsid="000db15b" style:font-size-asian="12pt" style:font-weight-asian="normal" style:font-size-complex="12pt" style:font-weight-complex="normal"/>
    </style:style>
    <style:style style:name="P20" style:family="paragraph" style:parent-style-name="Standard">
      <style:text-properties fo:font-size="12pt" fo:language="en" fo:country="US" fo:font-weight="normal" officeooo:rsid="000fa667" officeooo:paragraph-rsid="000fa667" style:font-size-asian="12pt" style:font-weight-asian="normal" style:font-size-complex="12pt" style:font-weight-complex="normal"/>
    </style:style>
    <style:style style:name="P21" style:family="paragraph" style:parent-style-name="Standard">
      <style:text-properties fo:font-size="12pt" fo:language="en" fo:country="US" fo:font-weight="normal" officeooo:rsid="0010c672" officeooo:paragraph-rsid="0010c672" style:font-size-asian="12pt" style:font-weight-asian="normal" style:font-size-complex="12pt" style:font-weight-complex="normal"/>
    </style:style>
    <style:style style:name="P22" style:family="paragraph" style:parent-style-name="Standard">
      <style:text-properties fo:font-size="12pt" fo:language="en" fo:country="US" fo:font-weight="normal" officeooo:rsid="001c419e" officeooo:paragraph-rsid="001c419e" style:font-size-asian="12pt" style:font-weight-asian="normal" style:font-size-complex="12pt" style:font-weight-complex="normal"/>
    </style:style>
    <style:style style:name="P23" style:family="paragraph" style:parent-style-name="Standard">
      <style:text-properties fo:font-size="12pt" fo:language="en" fo:country="US" fo:font-weight="normal" officeooo:rsid="001d5ba3" officeooo:paragraph-rsid="001d5ba3" style:font-size-asian="12pt" style:font-weight-asian="normal" style:font-size-complex="12pt" style:font-weight-complex="normal"/>
    </style:style>
    <style:style style:name="P24" style:family="paragraph" style:parent-style-name="Standard">
      <style:text-properties fo:font-size="12pt" fo:language="en" fo:country="US" fo:font-weight="normal" officeooo:rsid="001f94c9" officeooo:paragraph-rsid="001f94c9" style:font-size-asian="12pt" style:font-weight-asian="normal" style:font-size-complex="12pt" style:font-weight-complex="normal"/>
    </style:style>
    <style:style style:name="P25" style:family="paragraph" style:parent-style-name="Standard">
      <style:text-properties fo:font-size="12pt" fo:language="en" fo:country="US" fo:font-weight="normal" officeooo:rsid="0020f0ff" officeooo:paragraph-rsid="0020f0ff" style:font-size-asian="12pt" style:font-weight-asian="normal" style:font-size-complex="12pt" style:font-weight-complex="normal"/>
    </style:style>
    <style:style style:name="P26" style:family="paragraph" style:parent-style-name="Standard">
      <style:text-properties fo:font-size="12pt" fo:language="en" fo:country="US" fo:font-weight="normal" officeooo:rsid="0021db34" officeooo:paragraph-rsid="0021db34" style:font-size-asian="12pt" style:font-weight-asian="normal" style:font-size-complex="12pt" style:font-weight-complex="normal"/>
    </style:style>
    <style:style style:name="P27" style:family="paragraph" style:parent-style-name="Standard">
      <style:text-properties fo:font-size="12pt" fo:language="en" fo:country="US" fo:font-weight="normal" officeooo:rsid="00220774" officeooo:paragraph-rsid="00220774" style:font-size-asian="12pt" style:font-weight-asian="normal" style:font-size-complex="12pt" style:font-weight-complex="normal"/>
    </style:style>
    <style:style style:name="P28" style:family="paragraph" style:parent-style-name="Standard">
      <style:text-properties fo:font-size="12pt" fo:language="en" fo:country="US" fo:font-weight="normal" officeooo:rsid="0023b1c0" officeooo:paragraph-rsid="0023b1c0" style:font-size-asian="12pt" style:font-weight-asian="normal" style:font-size-complex="12pt" style:font-weight-complex="normal"/>
    </style:style>
    <style:style style:name="P29" style:family="paragraph" style:parent-style-name="Frame_20_contents">
      <style:text-properties fo:font-size="11pt" officeooo:rsid="00100993" officeooo:paragraph-rsid="00100993" style:font-size-asian="11pt" style:font-size-complex="11pt"/>
    </style:style>
    <style:style style:name="P30" style:family="paragraph" style:parent-style-name="Frame_20_contents">
      <style:text-properties fo:font-size="11pt" officeooo:rsid="00162c0b" officeooo:paragraph-rsid="00180b5f" style:font-size-asian="11pt" style:font-size-complex="11pt"/>
    </style:style>
    <style:style style:name="P31" style:family="paragraph" style:parent-style-name="Frame_20_contents">
      <style:text-properties fo:font-size="11pt" officeooo:rsid="0020f0ff" officeooo:paragraph-rsid="0020f0ff" style:font-size-asian="11pt" style:font-size-complex="11pt"/>
    </style:style>
    <style:style style:name="P32" style:family="paragraph" style:parent-style-name="Frame_20_contents">
      <style:text-properties style:font-name="Liberation Mono" fo:font-size="11pt" officeooo:rsid="00162c0b" officeooo:paragraph-rsid="00162c0b" style:font-size-asian="11pt" style:font-size-complex="11pt"/>
    </style:style>
    <style:style style:name="P33" style:family="paragraph" style:parent-style-name="Frame_20_contents">
      <style:text-properties style:font-name="Liberation Mono" fo:font-size="11pt" officeooo:rsid="00162c0b" officeooo:paragraph-rsid="00180b5f" style:font-size-asian="11pt" style:font-size-complex="11pt"/>
    </style:style>
    <style:style style:name="P34" style:family="paragraph" style:parent-style-name="Frame_20_contents">
      <style:text-properties style:font-name="Liberation Mono" fo:font-size="11pt" officeooo:rsid="001aa7eb" officeooo:paragraph-rsid="001aa7eb" style:font-size-asian="11pt" style:font-size-complex="11pt"/>
    </style:style>
    <style:style style:name="P35" style:family="paragraph" style:parent-style-name="Frame_20_contents">
      <style:text-properties style:font-name="Liberation Mono" fo:font-size="11pt" officeooo:rsid="0021db34" officeooo:paragraph-rsid="0021db34" style:font-size-asian="11pt" style:font-size-complex="11pt"/>
    </style:style>
    <style:style style:name="P36" style:family="paragraph" style:parent-style-name="Frame_20_contents">
      <style:text-properties style:font-name="Liberation Mono" fo:font-size="8pt" officeooo:rsid="00146420" officeooo:paragraph-rsid="00100993" style:font-size-asian="8pt" style:font-size-complex="8pt"/>
    </style:style>
    <style:style style:name="P37" style:family="paragraph" style:parent-style-name="Frame_20_contents">
      <style:text-properties style:font-name="Liberation Mono" fo:font-size="10.5pt" officeooo:rsid="00163c4f" officeooo:paragraph-rsid="00163c4f" style:font-size-asian="10.5pt" style:font-size-complex="10.5pt"/>
    </style:style>
    <style:style style:name="P38" style:family="paragraph" style:parent-style-name="Frame_20_contents">
      <style:text-properties style:font-name="Liberation Mono" fo:font-size="10.5pt" officeooo:rsid="00163c4f" officeooo:paragraph-rsid="001c419e" style:font-size-asian="10.5pt" style:font-size-complex="10.5pt"/>
    </style:style>
    <style:style style:name="P39" style:family="paragraph" style:parent-style-name="Frame_20_contents">
      <style:text-properties officeooo:rsid="00162c0b" officeooo:paragraph-rsid="00180b5f"/>
    </style:style>
    <style:style style:name="P40" style:family="paragraph" style:parent-style-name="Frame_20_contents">
      <style:text-properties officeooo:rsid="0021db34" officeooo:paragraph-rsid="0021db34"/>
    </style:style>
    <style:style style:name="P41" style:family="paragraph" style:parent-style-name="Standard">
      <style:text-properties fo:font-size="11pt" fo:language="en" fo:country="US" fo:font-weight="bold" officeooo:rsid="0007d631" officeooo:paragraph-rsid="0007d631" style:font-size-asian="11pt" style:font-weight-asian="bold" style:font-size-complex="11pt" style:font-weight-complex="bold"/>
    </style:style>
    <style:style style:name="P42" style:family="paragraph" style:parent-style-name="Standard">
      <style:text-properties fo:font-size="11pt" fo:language="en" fo:country="US" fo:font-weight="bold" officeooo:rsid="0008cd0c" officeooo:paragraph-rsid="0008cd0c" style:font-size-asian="11pt" style:font-weight-asian="bold" style:font-size-complex="11pt" style:font-weight-complex="bold"/>
    </style:style>
    <style:style style:name="P43" style:family="paragraph" style:parent-style-name="Standard">
      <style:text-properties fo:font-size="12pt" fo:language="en" fo:country="US" fo:font-weight="bold" officeooo:rsid="0021db34" officeooo:paragraph-rsid="0023b1c0" style:font-size-asian="12pt" style:font-weight-asian="bold" style:font-size-complex="12pt" style:font-weight-complex="bold"/>
    </style:style>
    <style:style style:name="P44" style:family="paragraph" style:parent-style-name="Standard">
      <style:text-properties fo:font-size="12pt" fo:language="en" fo:country="US" fo:font-weight="bold" officeooo:rsid="001c419e" officeooo:paragraph-rsid="001c419e" style:font-size-asian="12pt" style:font-weight-asian="bold" style:font-size-complex="12pt" style:font-weight-complex="bold"/>
    </style:style>
    <style:style style:name="P45" style:family="paragraph" style:parent-style-name="Standard">
      <style:text-properties fo:font-size="12pt" fo:language="en" fo:country="US" fo:font-weight="bold" officeooo:rsid="00162c0b" officeooo:paragraph-rsid="001c419e" style:font-size-asian="12pt" style:font-weight-asian="bold" style:font-size-complex="12pt" style:font-weight-complex="bold"/>
    </style:style>
    <style:style style:name="P46" style:family="paragraph" style:parent-style-name="Standard">
      <style:text-properties fo:font-size="12pt" fo:language="en" fo:country="US" fo:font-weight="bold" officeooo:rsid="0020f0ff" officeooo:paragraph-rsid="0020f0ff" style:font-size-asian="12pt" style:font-weight-asian="bold" style:font-size-complex="12pt" style:font-weight-complex="bold"/>
    </style:style>
    <style:style style:name="P47" style:family="paragraph" style:parent-style-name="Standard">
      <style:text-properties fo:font-size="12pt" fo:language="en" fo:country="US" fo:font-weight="normal" officeooo:rsid="0007d631" officeooo:paragraph-rsid="000c2827" style:font-size-asian="12pt" style:font-weight-asian="normal" style:font-size-complex="12pt" style:font-weight-complex="normal"/>
    </style:style>
    <style:style style:name="P48" style:family="paragraph" style:parent-style-name="Standard">
      <style:text-properties fo:font-size="12pt" fo:language="en" fo:country="US" fo:font-weight="normal" officeooo:rsid="000fa667" officeooo:paragraph-rsid="000fa667" style:font-size-asian="12pt" style:font-weight-asian="normal" style:font-size-complex="12pt" style:font-weight-complex="normal"/>
    </style:style>
    <style:style style:name="P49" style:family="paragraph" style:parent-style-name="Standard">
      <style:text-properties fo:font-size="12pt" fo:language="en" fo:country="US" fo:font-weight="normal" officeooo:rsid="0027052e" officeooo:paragraph-rsid="0027052e" style:font-size-asian="12pt" style:font-weight-asian="normal" style:font-size-complex="12pt" style:font-weight-complex="normal"/>
    </style:style>
    <style:style style:name="P50" style:family="paragraph" style:parent-style-name="Standard">
      <style:text-properties fo:font-size="12pt" fo:language="en" fo:country="US" fo:font-weight="normal" officeooo:rsid="00271691" officeooo:paragraph-rsid="00271691" style:font-size-asian="12pt" style:font-weight-asian="normal" style:font-size-complex="12pt" style:font-weight-complex="normal"/>
    </style:style>
    <style:style style:name="P51" style:family="paragraph" style:parent-style-name="Standard">
      <style:text-properties fo:font-size="12pt" fo:language="en" fo:country="US" fo:font-weight="normal" officeooo:rsid="000c2827" officeooo:paragraph-rsid="000c2827" style:font-size-asian="12pt" style:font-weight-asian="normal" style:font-size-complex="12pt" style:font-weight-complex="normal"/>
    </style:style>
    <style:style style:name="P52" style:family="paragraph" style:parent-style-name="Standard">
      <style:text-properties fo:font-size="12pt" fo:language="en" fo:country="US" fo:font-weight="normal" officeooo:rsid="002a98ed" officeooo:paragraph-rsid="002a98ed" style:font-size-asian="12pt" style:font-weight-asian="normal" style:font-size-complex="12pt" style:font-weight-complex="normal"/>
    </style:style>
    <style:style style:name="P53" style:family="paragraph" style:parent-style-name="Standard">
      <style:text-properties fo:font-size="12pt" fo:language="en" fo:country="US" fo:font-weight="normal" officeooo:rsid="002b2c08" officeooo:paragraph-rsid="002b2c08" style:font-size-asian="12pt" style:font-weight-asian="normal" style:font-size-complex="12pt" style:font-weight-complex="normal"/>
    </style:style>
    <style:style style:name="P54" style:family="paragraph" style:parent-style-name="Standard">
      <style:text-properties fo:language="en" fo:country="US" fo:font-weight="bold" officeooo:rsid="001c419e" officeooo:paragraph-rsid="001c419e" style:font-weight-asian="bold" style:font-weight-complex="bold"/>
    </style:style>
    <style:style style:name="P55" style:family="paragraph" style:parent-style-name="Standard">
      <style:text-properties fo:language="en" fo:country="US" fo:font-weight="bold" officeooo:rsid="00162c0b" officeooo:paragraph-rsid="00162c0b" style:font-weight-asian="bold" style:font-weight-complex="bold"/>
    </style:style>
    <style:style style:name="P56" style:family="paragraph" style:parent-style-name="Standard">
      <style:paragraph-properties fo:break-before="page"/>
      <style:text-properties fo:font-size="12pt" fo:language="en" fo:country="US" fo:font-weight="bold" officeooo:rsid="0021db34" officeooo:paragraph-rsid="0021db34" style:font-size-asian="12pt" style:font-weight-asian="bold" style:font-size-complex="12pt" style:font-weight-complex="bold"/>
    </style:style>
    <style:style style:name="P57" style:family="paragraph" style:parent-style-name="Standard">
      <style:paragraph-properties fo:break-before="page"/>
      <style:text-properties fo:font-size="12pt" fo:language="en" fo:country="US" fo:font-weight="bold" officeooo:rsid="001f94c9" officeooo:paragraph-rsid="001f94c9" style:font-size-asian="12pt" style:font-weight-asian="bold" style:font-size-complex="12pt" style:font-weight-complex="bold"/>
    </style:style>
    <style:style style:name="P58" style:family="paragraph" style:parent-style-name="Standard">
      <style:paragraph-properties fo:break-before="page"/>
      <style:text-properties fo:font-size="12pt" fo:language="en" fo:country="US" fo:font-weight="normal" officeooo:rsid="0027052e" officeooo:paragraph-rsid="0027052e" style:font-size-asian="12pt" style:font-weight-asian="normal" style:font-size-complex="12pt" style:font-weight-complex="normal"/>
    </style:style>
    <style:style style:name="P59" style:family="paragraph" style:parent-style-name="Standard">
      <style:paragraph-properties fo:break-before="page"/>
      <style:text-properties fo:font-size="12pt" fo:language="en" fo:country="US" fo:font-weight="normal" officeooo:rsid="002a98ed" officeooo:paragraph-rsid="002a98ed" style:font-size-asian="12pt" style:font-weight-asian="normal" style:font-size-complex="12pt" style:font-weight-complex="normal"/>
    </style:style>
    <style:style style:name="P60" style:family="paragraph" style:parent-style-name="Frame_20_contents">
      <style:text-properties style:font-name="Liberation Mono" fo:font-size="10.5pt" officeooo:rsid="001c419e" officeooo:paragraph-rsid="001c419e" style:font-size-asian="10.5pt" style:font-size-complex="10.5pt"/>
    </style:style>
    <style:style style:name="P61" style:family="paragraph" style:parent-style-name="Frame_20_contents">
      <style:text-properties style:font-name="Liberation Mono" fo:font-size="11pt" officeooo:rsid="0021db34" officeooo:paragraph-rsid="0021db34" style:font-size-asian="11pt" style:font-size-complex="11pt"/>
    </style:style>
    <style:style style:name="P62" style:family="paragraph" style:parent-style-name="Frame_20_contents">
      <style:text-properties style:font-name="Liberation Mono" fo:font-size="11pt" officeooo:rsid="0027052e" officeooo:paragraph-rsid="0027052e" style:font-size-asian="11pt" style:font-size-complex="11pt"/>
    </style:style>
    <style:style style:name="T1" style:family="text">
      <style:text-properties officeooo:rsid="0006154a"/>
    </style:style>
    <style:style style:name="T2" style:family="text">
      <style:text-properties officeooo:rsid="00076f7d"/>
    </style:style>
    <style:style style:name="T3" style:family="text">
      <style:text-properties officeooo:rsid="0007d631"/>
    </style:style>
    <style:style style:name="T4" style:family="text">
      <style:text-properties officeooo:rsid="000c2827"/>
    </style:style>
    <style:style style:name="T5" style:family="text">
      <style:text-properties officeooo:rsid="0012ada7"/>
    </style:style>
    <style:style style:name="T6" style:family="text">
      <style:text-properties officeooo:rsid="00195614"/>
    </style:style>
    <style:style style:name="T7" style:family="text">
      <style:text-properties style:font-name="Liberation Mono"/>
    </style:style>
    <style:style style:name="T8" style:family="text">
      <style:text-properties style:font-name="Liberation Mono" fo:font-size="11pt" style:font-size-asian="11pt" style:font-size-complex="11pt"/>
    </style:style>
    <style:style style:name="T9" style:family="text">
      <style:text-properties style:font-name="Liberation Mono" fo:font-size="11pt" officeooo:rsid="00195614" style:font-size-asian="11pt" style:font-size-complex="11pt"/>
    </style:style>
    <style:style style:name="T10" style:family="text">
      <style:text-properties style:font-name="Liberation Mono" officeooo:rsid="001c419e"/>
    </style:style>
    <style:style style:name="T11" style:family="text">
      <style:text-properties style:font-name="Liberation Mono" officeooo:rsid="001eddfd"/>
    </style:style>
    <style:style style:name="T12" style:family="text">
      <style:text-properties style:font-name="Liberation Mono" officeooo:rsid="001f94c9"/>
    </style:style>
    <style:style style:name="T13" style:family="text">
      <style:text-properties officeooo:rsid="001c419e"/>
    </style:style>
    <style:style style:name="T14" style:family="text">
      <style:text-properties fo:font-weight="normal" style:font-weight-asian="normal" style:font-weight-complex="normal"/>
    </style:style>
    <style:style style:name="T15" style:family="text">
      <style:text-properties fo:font-weight="normal" officeooo:rsid="001c419e" style:font-weight-asian="normal" style:font-weight-complex="normal"/>
    </style:style>
    <style:style style:name="T16" style:family="text">
      <style:text-properties officeooo:rsid="001d5ba3"/>
    </style:style>
    <style:style style:name="T17" style:family="text">
      <style:text-properties officeooo:rsid="001e2675"/>
    </style:style>
    <style:style style:name="T18" style:family="text">
      <style:text-properties officeooo:rsid="001eddfd"/>
    </style:style>
    <style:style style:name="T19" style:family="text">
      <style:text-properties officeooo:rsid="001f94c9"/>
    </style:style>
    <style:style style:name="T20" style:family="text">
      <style:text-properties officeooo:rsid="00220774"/>
    </style:style>
    <style:style style:name="T21" style:family="text">
      <style:text-properties officeooo:rsid="0023b1c0"/>
    </style:style>
    <style:style style:name="T22" style:family="text">
      <style:text-properties officeooo:rsid="00271691"/>
    </style:style>
    <style:style style:name="T23" style:family="text">
      <style:text-properties officeooo:rsid="00283c63"/>
    </style:style>
    <style:style style:name="T24" style:family="text">
      <style:text-properties officeooo:rsid="0028d9d4"/>
    </style:style>
    <style:style style:name="T25" style:family="text">
      <style:text-properties officeooo:rsid="002a98ed"/>
    </style:style>
    <style:style style:name="T26" style:family="text">
      <style:text-properties officeooo:rsid="002b2c08"/>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troducction</text:p>
      <text:p text:style-name="P1">2.- Methodology</text:p>
      <text:p text:style-name="P2"><text:span text:style-name="T2">3</text:span>.- Cache Problem</text:p>
      <text:p text:style-name="P2"><text:span text:style-name="T2">4</text:span>.- Tests on a rotary hard disk</text:p>
      <text:p text:style-name="P1"><text:span text:style-name="T2">5</text:span>.- Tests on a solid state disk</text:p>
      <text:p text:style-name="P1"><text:span text:style-name="T2">6</text:span>- Conclusions</text:p>
      <text:p text:style-name="P1">A.- testDisk script</text:p>
      <text:p text:style-name="P1"/>
      <text:p text:style-name="P1">1.- Introduction</text:p>
      <text:p text:style-name="P1"/>
      <text:p text:style-name="P1">We need a set of tests that can show the performance of a the nbd implementation protocol we use. AS we have nothing now, we will start creating a reference platform where to measure against it, and know if we go fast enough or if we need to improve</text:p>
      <text:p text:style-name="P1"/>
      <text:p text:style-name="P1"/>
      <text:p text:style-name="P1">2.- Methodology</text:p>
      <text:p text:style-name="P1"/>
      <text:p text:style-name="P1">We will be using the standard C write Nbd protocol ie: nbd-server, nbd-client and the qemu-nbd implementation, so we will have knowledge about the penalty imposed on the performance of disk by using NBD or Qemu+Nbd</text:p>
      <text:p text:style-name="P1"/>
      <text:p text:style-name="P1">The idea is to create 2 partitions, one on a HDD and another on a SSD to be used as base for any other masurement done.</text:p>
      <text:p text:style-name="P1"/>
      <text:p text:style-name="P1">We will use 2 programs, “hdparm” and a simple bash script “testDisk” that measures reading, not writing, as we only are interested on software penalties of NBD/QEMU over the disk, so reading gives much finer results, although, write operations are easier to control <text:s/>from the cache perspective.</text:p>
      <text:p text:style-name="P1"/>
      <text:p text:style-name="P3">Hdparam are setup on the host, and on the guest (when needed) to disable any physically drive cache, done through the -W0 flag</text:p>
      <text:p text:style-name="P3"/>
      <text:p text:style-name="P3">And testDisk empties any OS cache available before the test with a “echo 3 &gt; /proc/sys/vm/drop_caches” both on Host and/or Guest machines. TestDisk read from the drive to measure using the O_DIRECT flag, that drives the OS to read directly from the block device without caching the results. Anyways testDisk, does not read twice the same data.</text:p>
      <text:p text:style-name="P3"/>
      <text:p text:style-name="P3">TestDisk measures read performance with 4 different block sizes.</text:p>
      <text:p text:style-name="P3"/>
      <text:p text:style-name="P3">As Guest machine, I use a image of Ubuntu 16.04 with a minimum server setup installed. The configuration used for QEMU is shown before any test</text:p>
      <text:p text:style-name="P3"/>
      <text:p text:style-name="P5">Tests has been done 3 to 5 times, just to remove min max values and average the remaining ones.</text:p>
      <text:p text:style-name="P5"/>
      <text:p text:style-name="P20">CPUs has been configured with governor performance and maximum cpu mhz rate </text:p>
      <text:p text:style-name="P3"/>
      <text:p text:style-name="P3">3 .- Cache problem</text:p>
      <text:p text:style-name="P3"/>
      <text:p text:style-name="P3">Even that we did our best to deal with any cache that could be in the tests, there are one that we can not remove, seems Qemu as a software does some cache too, and we could not find any way to bypass itt. This is more evident on the SDD tests as the drive approaches the cache speed and the benefit of the cache <text:span text:style-name="T3">mostly dissapears</text:span></text:p>
      <text:p text:style-name="P4"><text:soft-page-break/>4.- <text:span text:style-name="T1">Tests on a rotary hard disk</text:span></text:p>
      <text:p text:style-name="P4"/>
      <text:p text:style-name="P55">Host performance (SDA) <text:span text:style-name="T13">rotary HDD </text:span></text:p>
      <text:p text:style-name="P7"><draw:frame draw:style-name="fr1" draw:name="Frame6" text:anchor-type="paragraph" svg:x="-0.3201in" svg:y="0.1126in" svg:width="7.4902in" draw:z-index="5"><draw:text-box fo:min-height="1.0319in"><text:p text:style-name="P32">Block:1024 <text:tab/> 22,0000 MB/s <text:tab/>22,6931s</text:p><text:p text:style-name="P32">Block:4096 <text:tab/> 72,6000 MB/s <text:tab/> 6,8845s</text:p><text:p text:style-name="P32">Block:1048576 <text:tab/>106,0000 MB/s <text:tab/> 4,7284s</text:p><text:p text:style-name="P32">Block:4194304 <text:tab/>114,0000 MB/s <text:tab/> 4,3957s</text:p><text:p text:style-name="P32">Hdparm:<text:tab/><text:tab/>114,4800 MB/sec</text:p></draw:text-box></draw:frame>This numbers are very repeatable, and every iteration of the test gives numbers in the +/- 2% range</text:p>
      <text:p text:style-name="P6"/>
      <text:p text:style-name="P6"/>
      <text:p text:style-name="P54">QEMU performance tests</text:p>
      <text:p text:style-name="P8"/>
      <text:p text:style-name="P41">$ qemu-system-x86_64 -enable-kvm -cdrom ./ubuntu-16.04.3-server-amd64.iso <text:s/>-hda u1604.img <text:s/>-m 1G </text:p>
      <text:p text:style-name="P9"><draw:frame draw:style-name="fr2" draw:name="Frame1" text:anchor-type="paragraph" svg:x="-0.2728in" svg:y="0.0791in" svg:width="7.2398in" draw:z-index="0"><draw:text-box fo:min-height="1.0181in"><text:p text:style-name="P33">Block:1024 <text:tab/> <text:s/><text:span text:style-name="T6">5</text:span>,<text:span text:style-name="T6">5</text:span>000 MB/s <text:s/><text:span text:style-name="T6">900</text:span>,<text:span text:style-name="T6">9150</text:span>s</text:p><text:p text:style-name="P33">Block:4096 <text:tab/> <text:span text:style-name="T6">2</text:span>2,6000 MB/s <text:s/><text:span text:style-name="T6">225</text:span>,<text:span text:style-name="T6">1890</text:span>s</text:p><text:p text:style-name="P33">Block:1048576 <text:tab/><text:span text:style-name="T6">476</text:span>,0000 MB/s <text:tab/><text:span text:style-name="T6">10</text:span>,<text:span text:style-name="T6">4944</text:span>s</text:p><text:p text:style-name="P33">Block:4194304 <text:tab/> <text:s/><text:span text:style-name="T6">1</text:span>,<text:span text:style-name="T6">2</text:span>000 <text:span text:style-name="T6">G</text:span>B/s <text:tab/> 4,3<text:span text:style-name="T6">007</text:span>s</text:p><text:p text:style-name="P39"><text:span text:style-name="T8">Hdparm:<text:tab/><text:tab/></text:span><text:span text:style-name="T9">523</text:span><text:span text:style-name="T8">,</text:span><text:span text:style-name="T9">89</text:span><text:span text:style-name="T8">00 MB/sec</text:span></text:p></draw:text-box></draw:frame> <text:s text:c="4"/><text:tab/> </text:p>
      <text:p text:style-name="P14">This is the very first test, not representative at all, as it’s done over a file and it’s evident the hidden caches, as performance inside the Guest are higher than outside. <text:span text:style-name="T6">And remember that caches are disabled in the guest and in the host</text:span> </text:p>
      <text:p text:style-name="P14"/>
      <text:p text:style-name="P15">Also it’s visible that IO is more expensive than transport.</text:p>
      <text:p text:style-name="P14"/>
      <text:p text:style-name="P14"/>
      <text:p text:style-name="P10">$ qemu-system-x86_64 -drive file=./u1604.img,if=virtio,cache=none,aio=native,format=raw</text:p>
      <text:p text:style-name="P10"><draw:frame draw:style-name="fr1" draw:name="Frame2" text:anchor-type="paragraph" svg:x="-0.2366in" svg:y="0.3319in" svg:width="7.5728in" draw:z-index="1"><draw:text-box fo:min-height="1.5965in"><text:p text:style-name="P34">HDIO_DRIVE_CMD(identify) failed: Inappropiate ioctl for device</text:p><text:p text:style-name="P34">HDIO_DRIVE_CMD(flushcache) failed: Inappropiate ioctl for device</text:p><text:p text:style-name="P34"/><text:p text:style-name="P33">Block:1024 <text:tab/> <text:span text:style-name="T13">18</text:span>,<text:span text:style-name="T13">7</text:span>000 MB/s <text:s/><text:span text:style-name="T13">268</text:span>,<text:span text:style-name="T13">0200</text:span>s</text:p><text:p text:style-name="P33">Block:4096 <text:tab/> <text:span text:style-name="T6">2</text:span>2,6000 MB/s <text:s text:c="2"/><text:span text:style-name="T13">82</text:span>,<text:span text:style-name="T13">4135</text:span>s</text:p><text:p text:style-name="P33">Block:1048576 <text:tab/><text:span text:style-name="T13">217</text:span>,0000 MB/s <text:tab/><text:span text:style-name="T13">22</text:span>,<text:span text:style-name="T13">9956</text:span></text:p><text:p text:style-name="P33">Block:4194304 <text:tab/><text:span text:style-name="T13">223</text:span>,<text:span text:style-name="T6">2</text:span>000 <text:span text:style-name="T19">M</text:span>B/s <text:tab/><text:span text:style-name="T13">22</text:span>,3<text:span text:style-name="T13">897</text:span>s</text:p><text:p text:style-name="P30"><text:span text:style-name="T7">Hdparm:<text:tab/><text:tab/></text:span><text:span text:style-name="T10">117</text:span><text:span text:style-name="T7">,</text:span><text:span text:style-name="T10">45</text:span><text:span text:style-name="T7">00 MB/sec</text:span></text:p></draw:text-box></draw:frame><text:tab/>-enable-kvm -vga virtio -cdrom ./ubuntu-16.04.3-server-amd64.iso -m 1G -hda ./u1604.img</text:p>
      <text:p text:style-name="P10"/>
      <text:p text:style-name="P16"><text:span text:style-name="T14">This test shows that there are </text:span><text:span text:style-name="T15">still </text:span><text:span text:style-name="T14">some cache hidden on the block structures of QEMU that’s why the remaining tests would be done on SSD only, as any cache side effects will be much less apparent there.</text:span></text:p>
      <text:p text:style-name="P17"/>
      <text:p text:style-name="P17">From the hdparm we can see that performance are identical, with hdparm we have much finer control of IO and caches, and that’s why the numbers are so alike.</text:p>
      <text:p text:style-name="P17"/>
      <text:p text:style-name="P17">Also we wan see that virtio gives much better performance than normal qemu block device <text:span text:style-name="T13">and closer to real host performance</text:span>, we will continue doing tests only on virtio</text:p>
      <text:p text:style-name="P17"/>
      <text:p text:style-name="P23">Virtio does not let us reprogram the VDA (virtio device), not a big problem as it is done on the host</text:p>
      <text:p text:style-name="P18"><text:soft-page-break/><text:span text:style-name="T4">5</text:span>.- <text:span text:style-name="T1">Tests on a solid storage disk </text:span></text:p>
      <text:p text:style-name="P18"/>
      <text:p text:style-name="P45">Host performance (SD<text:span text:style-name="T13">C</text:span>) <text:span text:style-name="T13">SSD Disk</text:span></text:p>
      <text:p text:style-name="P18"><draw:frame draw:style-name="fr1" draw:name="Frame7" text:anchor-type="paragraph" svg:x="-0.2264in" svg:y="0.1217in" svg:width="7.3228in" draw:z-index="6"><draw:text-box fo:min-height="0.9693in"><text:p text:style-name="P38">B<text:span text:style-name="T13">lock:1024 <text:tab/><text:tab/> 13,9000 MB/s <text:tab/> 36,0270s</text:span></text:p><text:p text:style-name="P60">Block:4096 <text:tab/><text:tab/> 78,2000 MB/s <text:tab/> <text:s/>6,3915s</text:p><text:p text:style-name="P60">Block:1048576 <text:tab/>373,0000 MB/s <text:tab/> <text:s/>1,3385s</text:p><text:p text:style-name="P60">Block:4194304 <text:tab/>380,0000 MB/s <text:tab/> <text:s/>1,3134s</text:p><text:p text:style-name="P60">Hdparm:<text:tab/><text:tab/>476,1400 MB/sec</text:p><text:p text:style-name="P37"/></draw:text-box></draw:frame></text:p>
      <text:p text:style-name="P22">Different iteration of this test, gives numbers in the &lt;1% range</text:p>
      <text:p text:style-name="P22"/>
      <text:p text:style-name="P22">1K and 4K IO gives number quite similar to the ones for rotary disks, but 1M and 4M gives numbers much closer to the numbers we must await for SDDs</text:p>
      <text:p text:style-name="P18"/>
      <text:p text:style-name="P18"/>
      <text:p text:style-name="P44">QEMU Performance <text:span text:style-name="T16">tests</text:span></text:p>
      <text:p text:style-name="P22"/>
      <text:p text:style-name="P11">$ qemu-system-x86_64 -drive file=/<text:span text:style-name="T16">dev/sdc</text:span>,if=virtio,cache=none,aio=native,format=raw</text:p>
      <text:p text:style-name="P11"><text:tab/>-enable-kvm -vga virtio -cdrom ./ubuntu-16.04.3-server-amd64.iso -m 1G <text:s/>-hda ./u1604.img</text:p>
      <text:p text:style-name="P17"/>
      <text:p text:style-name="P19"><draw:frame draw:style-name="fr1" draw:name="Frame3" text:anchor-type="paragraph" svg:x="-0.2783in" svg:y="0.0118in" svg:width="7.3957in" draw:z-index="2"><draw:text-box fo:min-height="1.5583in"><text:p text:style-name="P34">HDIO_DRIVE_CMD(identify) failed: Inappropiate ioctl for device</text:p><text:p text:style-name="P34">HDIO_DRIVE_CMD(flushcache) failed: Inappropiate ioctl for device</text:p><text:p text:style-name="P34"/><text:p text:style-name="P33">Block:1024 <text:tab/> <text:span text:style-name="T13">10</text:span>,<text:span text:style-name="T19">0</text:span>000 MB/s <text:s/><text:span text:style-name="T19">499</text:span>,<text:span text:style-name="T13">0940</text:span>s</text:p><text:p text:style-name="P33">Block:4096 <text:tab/> <text:span text:style-name="T17">56</text:span>,<text:span text:style-name="T17">9</text:span>000 MB/s <text:s text:c="2"/><text:span text:style-name="T13">87</text:span>,<text:span text:style-name="T19">9809</text:span>s</text:p><text:p text:style-name="P33">Block:1048576 <text:tab/><text:span text:style-name="T18">347</text:span>,0000 MB/s <text:s text:c="2"/><text:span text:style-name="T18">14</text:span>,<text:span text:style-name="T18">4170s</text:span></text:p><text:p text:style-name="P33">Block:4194304 <text:tab/><text:span text:style-name="T18">424</text:span>,<text:span text:style-name="T19">0</text:span>000 <text:span text:style-name="T19">M</text:span>B/s <text:tab/><text:span text:style-name="T18">11</text:span>,<text:span text:style-name="T19">7778</text:span>s</text:p><text:p text:style-name="P30"><text:span text:style-name="T7">Hdparm:<text:tab/><text:tab/></text:span><text:span text:style-name="T11">4</text:span><text:span text:style-name="T12">29</text:span><text:span text:style-name="T7">,</text:span><text:span text:style-name="T12">99</text:span><text:span text:style-name="T7">00 MB/sec</text:span></text:p></draw:text-box></draw:frame>As seen, ssd <text:span text:style-name="T19">performance numbers are close to host numbers, the difference in times needs to be researched, but seems to be more in the syncronous call model and some other of locks on IO between the qemu kernel and the host kernel.</text:span></text:p>
      <text:p text:style-name="P19"/>
      <text:p text:style-name="P24">The higher values on qemu can be associated to remaining caches inside qemu.</text:p>
      <text:p text:style-name="P17"/>
      <text:p text:style-name="P17"/>
      <text:p text:style-name="P24"/>
      <text:p text:style-name="P57">HOST NBD performance tests</text:p>
      <text:p text:style-name="P24"/>
      <text:p text:style-name="P25">For this tests we have configured a NBD service using the SDD disk. </text:p>
      <text:p text:style-name="P25"/>
      <text:p text:style-name="P25">We configure a client too using NBD+TCP and The /etc/nbd-server/config file</text:p>
      <text:p text:style-name="P25"><draw:frame draw:style-name="fr1" draw:name="Frame8" text:anchor-type="paragraph" svg:x="-0.1953in" svg:y="0.1366in" svg:width="7.4272in" draw:z-index="7"><draw:text-box fo:min-height="1in"><text:p text:style-name="P31">[generic]</text:p><text:p text:style-name="P31"><text:tab/>user = root</text:p><text:p text:style-name="P31"><text:tab/>group = root</text:p><text:p text:style-name="P31"><text:tab/>allowlist = true</text:p><text:p text:style-name="P31"><text:tab/>listenaddr = 0.0.0.0</text:p><text:p text:style-name="P31"><text:tab/>port = 7777</text:p><text:p text:style-name="P31">[ssd]</text:p><text:p text:style-name="P31"><text:s/><text:tab/>exportname = /dev/sdc1</text:p><text:p text:style-name="P31"><text:s/><text:tab/>timeout = 30</text:p><text:p text:style-name="P31"><text:s/><text:tab/>readonly = false</text:p><text:p text:style-name="P31"><text:s/><text:tab/>multifile = false</text:p><text:p text:style-name="P31"><text:s/><text:tab/>copyonwrite = false</text:p></draw:text-box></draw:frame></text:p>
      <text:p text:style-name="P17"/>
      <text:p text:style-name="P46">Host performance using TCP+NBD over SSD disk</text:p>
      <text:p text:style-name="P25"><draw:frame draw:style-name="fr1" draw:name="Frame9" text:anchor-type="paragraph" svg:x="-0.3098in" svg:y="0.1382in" svg:width="7.4165in" draw:z-index="8"><draw:text-box fo:min-height="2.2402in"><text:p text:style-name="P40"><text:s text:c="2"/><text:span text:style-name="T8">HDIO_DRIVE_CMD(identify) failed: Inappropriate ioctl for device</text:span></text:p><text:p text:style-name="P35"><text:s/>HDIO_DRIVE_CMD(flushcache) failed: Inappropriate ioctl for device</text:p><text:p text:style-name="P35"><text:s/>HDIO_DRIVE_CMD(setcache) failed: Inappropriate ioctl for device</text:p><text:p text:style-name="P35"><text:s/>HDIO_DRIVE_CMD(identify) failed: Inappropriate ioctl for device</text:p><text:p text:style-name="P35"><text:s/>HDIO_DRIVE_CMD(flushcache) failed: Inappropriate ioctl for device</text:p><text:p text:style-name="P35"><text:s/>HDIO_DRIVE_CMD(identify) failed: Inappropriate ioctl for device</text:p><text:p text:style-name="P35"/><text:p text:style-name="P35">Block:1024 <text:tab/><text:tab/> 20,5000 MB/s <text:tab/> 24,4495s</text:p><text:p text:style-name="P35">Block:4096 <text:tab/><text:tab/> 72,1000 MB/s <text:tab/> <text:s/>6,9328s</text:p><text:p text:style-name="P35">Block:1048576 <text:tab/><text:tab/>355,0000 MB/s <text:tab/> <text:s/>1,4069s</text:p><text:p text:style-name="P35">Block:4194304 <text:tab/><text:tab/>423,0000 MB/s <text:tab/> <text:s/>1,1805s</text:p><text:p text:style-name="P35">Hdparm:<text:tab/><text:tab/><text:tab/>475,5300 MB/sec</text:p></draw:text-box></draw:frame></text:p>
      <text:p text:style-name="P26">The HDIO fail ioctl means the NBD device does not implement some operations, like flushcache or <text:s/>setcache, ie: operations needed to tell the drive we don’t want cache, anyways it’s not important.</text:p>
      <text:p text:style-name="P26"/>
      <text:p text:style-name="P26">As can be seen from the numbers using TCP to pass IO disk commands has no effect on performance, the numbers are &lt;1% of the number we got on the real SSD, ie: no nbd+tcp protocol.</text:p>
      <text:p text:style-name="P26"/>
      <text:p text:style-name="P26"/>
      <text:p text:style-name="P26"/>
      <text:p text:style-name="P56">Qemu performance using TCP+NBD over SSD disk</text:p>
      <text:p text:style-name="P26"/>
      <text:p text:style-name="P13">$ qemu-system-x86_64 -drive <text:s/><text:tab/>file=nbd:localhost:7777:exportname=ssd,if=virtio,cache=none,aio=native,format=raw</text:p>
      <text:p text:style-name="P13"><text:tab/>-enable-kvm -vga virtio -cdrom ./ubuntu-16.04.3-server-amd64.iso -m 1G -hda ./u1604.img</text:p>
      <text:p text:style-name="P25"/>
      <text:p text:style-name="P27"><draw:frame draw:style-name="fr1" draw:name="Frame10" text:anchor-type="paragraph" svg:x="-0.2992in" svg:y="0.0398in" svg:width="7.6252in" draw:z-index="9"><draw:text-box fo:min-height="1.2811in"><text:p text:style-name="P35"><text:s/>HDIO_DRIVE_CMD(identify) failed: Inappropriate ioctl for device</text:p><text:p text:style-name="P35"><text:s/>HDIO_DRIVE_CMD(flushcache) failed: Inappropriate ioctl for device</text:p><text:p text:style-name="P35"><text:s/>HDIO_DRIVE_CMD(setcache) failed: Inappropriate ioctl for device</text:p><text:p text:style-name="P35"><text:s/>HDIO_DRIVE_CMD(identify) failed: Inappropriate ioctl for device</text:p><text:p text:style-name="P35"><text:s/>HDIO_DRIVE_CMD(flushcache) failed: Inappropriate ioctl for device</text:p><text:p text:style-name="P35"><text:s/>HDIO_DRIVE_CMD(identify) failed: Inappropriate ioctl for device</text:p><text:p text:style-name="P35"/><text:p text:style-name="P35">Block:1024 <text:tab/><text:tab/> <text:span text:style-name="T20">14</text:span>,5000 MB/s <text:tab/> <text:span text:style-name="T20">34</text:span>4,<text:span text:style-name="T20">0960</text:span>s</text:p><text:p text:style-name="P35">Block:4096 <text:tab/><text:tab/> <text:span text:style-name="T20">56</text:span>,<text:span text:style-name="T20">8</text:span>000 MB/s <text:tab/> <text:s/><text:span text:style-name="T20">88</text:span>,<text:span text:style-name="T20">0561</text:span>s</text:p><text:p text:style-name="P35">Block:1048576 <text:tab/><text:tab/>3<text:span text:style-name="T20">80</text:span>,0000 MB/s <text:tab/> <text:s/>1<text:span text:style-name="T20">3</text:span>,<text:span text:style-name="T20">1519s</text:span></text:p><text:p text:style-name="P35">Block:4194304 <text:tab/><text:tab/><text:span text:style-name="T20">395</text:span>,0000 MB/s <text:tab/> <text:s/><text:span text:style-name="T20">12</text:span>,<text:span text:style-name="T20">6521</text:span>s</text:p><text:p text:style-name="P35">Hdparm:<text:tab/><text:tab/><text:tab/><text:span text:style-name="T20">3</text:span>47,<text:span text:style-name="T20">86</text:span>00 MB/sec</text:p></draw:text-box></draw:frame>As can be seen speed has dropped about max: 30%, min:10%</text:p>
      <text:p text:style-name="P27"/>
      <text:p text:style-name="P27">Also the times are much longer than expected but as previously explained, seems more like a syncronization problem between the qemu kernel and the host kernel, remember that here we are using also virtio.</text:p>
      <text:p text:style-name="P25"/>
      <text:p text:style-name="P25"/>
      <text:p text:style-name="P43">Qemu performance using <text:span text:style-name="T21">UNIX</text:span>+NBD over SSD disk</text:p>
      <text:p text:style-name="P17"/>
      <text:p text:style-name="P28">We change /etc/nbd-server/config to listen on a socket /tmp/socket.nbd instead of localhost:777</text:p>
      <text:p text:style-name="P28"/>
      <text:p text:style-name="P13">$ qemu-system-x86_64 -drive <text:s/><text:tab/>file=nbd:<text:span text:style-name="T21">unix:/tmp/socket.nbd</text:span>:exportname=ssd,if=virtio,cache=none,aio=native,format=raw</text:p>
      <text:p text:style-name="P13"><text:tab/>-enable-kvm -vga virtio -cdrom ./ubuntu-16.04.3-server-amd64.iso -m 1G -hda ./u1604.img</text:p>
      <text:p text:style-name="P17"/>
      <text:p text:style-name="P17"><draw:frame draw:style-name="fr1" draw:name="Frame11" text:anchor-type="paragraph" svg:x="-0.3409in" svg:y="0.0618in" svg:width="7.6354in" draw:z-index="10"><draw:text-box fo:min-height="2.2508in"><text:p text:style-name="P35"><text:s/>HDIO_DRIVE_CMD(identify) failed: Inappropriate ioctl for device</text:p><text:p text:style-name="P35"><text:s/>HDIO_DRIVE_CMD(flushcache) failed: Inappropriate ioctl for device</text:p><text:p text:style-name="P35"><text:s/>HDIO_DRIVE_CMD(setcache) failed: Inappropriate ioctl for device</text:p><text:p text:style-name="P35"><text:s/>HDIO_DRIVE_CMD(identify) failed: Inappropriate ioctl for device</text:p><text:p text:style-name="P35"><text:s/>HDIO_DRIVE_CMD(flushcache) failed: Inappropriate ioctl for device</text:p><text:p text:style-name="P35"><text:s/>HDIO_DRIVE_CMD(identify) failed: Inappropriate ioctl for device</text:p><text:p text:style-name="P35"/><text:p text:style-name="P35">Block:1024 <text:tab/><text:tab/> <text:span text:style-name="T20">14</text:span>,<text:span text:style-name="T23">9</text:span>000 MB/s <text:tab/> <text:span text:style-name="T20">352</text:span>,<text:span text:style-name="T22">2740</text:span>s</text:p><text:p text:style-name="P35">Block:4096 <text:tab/><text:tab/> <text:span text:style-name="T20">56</text:span>,<text:span text:style-name="T23">3</text:span>000 MB/s <text:tab/> <text:s/><text:span text:style-name="T22">88</text:span>,<text:span text:style-name="T20">8386</text:span>s</text:p><text:p text:style-name="P35">Block:1048576 <text:tab/><text:tab/>1<text:span text:style-name="T20">24</text:span>,0000 MB/s <text:tab/> <text:s/>4<text:span text:style-name="T20">0</text:span>,<text:span text:style-name="T20">2235s</text:span></text:p><text:p text:style-name="P35">Block:4194304 <text:tab/><text:tab/><text:span text:style-name="T20">124</text:span>,0000 MB/s <text:tab/> <text:s/><text:span text:style-name="T20">40</text:span>,<text:span text:style-name="T20">2800</text:span>s</text:p><text:p text:style-name="P35">Hdparm:<text:tab/><text:tab/><text:tab/><text:span text:style-name="T20">1</text:span>15,<text:span text:style-name="T20">48</text:span>00 MB/sec</text:p></draw:text-box></draw:frame>As can be seen unix sockets did not improve the performance, quite o<text:span text:style-name="T24">p</text:span>posite, is <text:span text:style-name="T24">surprising as traditionally unix sockets are faster than tcp sockets. Don’t have an explanation of why</text:span></text:p>
      <text:p text:style-name="P17"/>
      <text:p text:style-name="P17"/>
      <text:p text:style-name="P17"/>
      <text:p text:style-name="P17"><text:soft-page-break/></text:p>
      <text:p text:style-name="P18"/>
      <text:p text:style-name="P18"/>
      <text:p text:style-name="P20">6.- Test on packet.net machine</text:p>
      <text:p text:style-name="P20"/>
      <text:p text:style-name="P20">As some results on my machine where strange, we decided to repeat the tests on a packet.net machine, ie: a bare bones machines with no other load</text:p>
      <text:p text:style-name="P20"/>
      <text:p text:style-name="P20">Host results </text:p>
      <text:p text:style-name="P20"><draw:frame draw:style-name="fr1" draw:name="Frame4" text:anchor-type="paragraph" svg:x="-0.1638in" svg:y="0.2701in" svg:width="7.3654in" draw:z-index="3"><draw:text-box fo:min-height="0.9862in"><text:p text:style-name="P29">Block:1024 <text:tab/><text:tab/> <text:s/>17.4000 MB/s <text:tab/> 28.7273s</text:p><text:p text:style-name="P29">Block:4096 <text:tab/><text:tab/> <text:s/>64.5000 MB/s <text:tab/> <text:s text:c="2"/>7.7569s</text:p><text:p text:style-name="P29">Block:1048576 <text:tab/><text:tab/>531.0000 MB/s <text:tab/> <text:s text:c="2"/>0.9393s</text:p><text:p text:style-name="P29">Block:4194304 <text:tab/><text:tab/>528.0000 MB/s <text:tab/> <text:s text:c="2"/>0.9459s</text:p><text:p text:style-name="P29">Hdparm:<text:tab/><text:tab/>509.7400 MB/s</text:p><text:p text:style-name="P36"/></draw:text-box></draw:frame></text:p>
      <text:p text:style-name="P20"/>
      <text:p text:style-name="P21">Qemu results</text:p>
      <text:p text:style-name="P21"/>
      <text:p text:style-name="P12">$ qemu-system-x86_64 -drive file=./u1604.img,if=virtio,cache=none,aio=native,format=raw</text:p>
      <text:p text:style-name="P12"><text:tab/>-enable-kvm -vga virtio -cdrom ./ubuntu-16.04.3-server-amd64.iso -m 1G <text:s/>-hda=./u1604.img</text:p>
      <text:p text:style-name="P21"/>
      <text:p text:style-name="P20"><draw:frame draw:style-name="fr1" draw:name="Frame5" text:anchor-type="paragraph" svg:x="-0.2575in" svg:y="0.0791in" svg:width="7.5in" draw:z-index="4"><draw:text-box fo:min-height="1.198in"><text:p text:style-name="P29">Block:1024 <text:tab/><text:tab/><text:span text:style-name="T5">120</text:span>.<text:span text:style-name="T5">0</text:span>000 MB/s <text:tab/> <text:s text:c="2"/><text:span text:style-name="T5">4</text:span>.<text:span text:style-name="T5">1697</text:span>s</text:p><text:p text:style-name="P29">Block:4096 <text:tab/><text:tab/> <text:s/><text:span text:style-name="T5">88.4</text:span>000 MB/s <text:tab/> <text:s text:c="2"/><text:span text:style-name="T5">5</text:span>.<text:span text:style-name="T5">6565</text:span>s</text:p><text:p text:style-name="P29">Block:1048576 <text:tab/><text:tab/> <text:s/><text:span text:style-name="T5">94</text:span>.<text:span text:style-name="T5">9</text:span>000 MB/s <text:tab/> <text:s text:c="2"/><text:span text:style-name="T5">5</text:span>.<text:span text:style-name="T5">2620</text:span>s</text:p><text:p text:style-name="P29">Block:4194304 <text:tab/><text:tab/><text:span text:style-name="T5">1</text:span>2<text:span text:style-name="T5">0</text:span>.0000 MB/s <text:tab/> <text:s text:c="2"/><text:span text:style-name="T5">4</text:span>.<text:span text:style-name="T5">1633</text:span>s</text:p><text:p text:style-name="P29">Hdparm:<text:tab/><text:tab/><text:span text:style-name="T5">115</text:span>.<text:span text:style-name="T5">98</text:span>00 MB/s</text:p></draw:text-box></draw:frame></text:p>
      <text:p text:style-name="P20"/>
      <text:p text:style-name="P50">Tests on packet.net can not be finished as <text:span text:style-name="T23">during a test the hard disk was trashed and become irresponsive so the tests using nbd with tcp or unix sockets was not posible.</text:span></text:p>
      <text:p text:style-name="P20"/>
      <text:p text:style-name="P20"/>
      <text:p text:style-name="P20"/>
      <text:p text:style-name="P20"/>
      <text:p text:style-name="P59">7 .- Conclusions</text:p>
      <text:p text:style-name="P52"/>
      <text:p text:style-name="P52">Emulating an OS and the block layers inside has a price, as seen from the tests, this performance hit can be big or small</text:p>
      <text:p text:style-name="P52"/>
      <text:p text:style-name="P52">The hit depends on the size of data to transfer, generally as data become bigger the less the penalty, but anyways not everything is transfer, there is also io requests, irqs, locks and responses, as more io requests are made, harder the performance will be hit.</text:p>
      <text:p text:style-name="P52"/>
      <text:p text:style-name="P52">There is a set of tests not done yet, the network io tests, ie: using nbc-client with tcp to make the connexion with the NBD server instead of letting qemu do this job, this will measure the block virtio versus net virtio modules. Anyways I don’t belive the performace hit will be really different.</text:p>
      <text:p text:style-name="P52"/>
      <text:p text:style-name="P52">As seen, the best scenario seems to be qemu+nbd+tcp, for 1MB transfers, it gives the most similar performance to the host machine. We should consider too that even if the data transfer rate is very lookalike, the speed at which the IO is done is disma<text:span text:style-name="T26">l.</text:span></text:p>
      <text:p text:style-name="P52"/>
      <text:p text:style-name="P53">We should study how other companies solve this problem, just to improve our numbers.</text:p>
      <text:p text:style-name="P58">A.- Script testDisk</text:p>
      <text:p text:style-name="P49"/>
      <text:p text:style-name="P50"><draw:frame draw:style-name="fr1" draw:name="Frame12" text:anchor-type="paragraph" svg:x="-0.2783in" svg:y="0.0091in" svg:width="7.5311in" draw:z-index="11"><draw:text-box fo:min-height="0.7398in"><text:p text:style-name="P62">#! /bin/bash</text:p><text:p text:style-name="P62"/><text:p text:style-name="P62">disk=$1</text:p><text:p text:style-name="P62"/><text:p text:style-name="P62">flushCache() {</text:p><text:p text:style-name="P62"><text:tab/>echo 3 &gt; /proc/sys/vm/drop_caches</text:p><text:p text:style-name="P62">}</text:p><text:p text:style-name="P62"/><text:p text:style-name="P62">doReadTest() {</text:p><text:p text:style-name="P62"><text:tab/>block=$1</text:p><text:p text:style-name="P62"><text:tab/>size=$2</text:p><text:p text:style-name="P62"><text:tab/>let "count=size/block"</text:p><text:p text:style-name="P62"/><text:p text:style-name="P62"><text:tab/>echo -ne "Block:$block \t\t"</text:p><text:p text:style-name="P62"><text:tab/>flushCache </text:p><text:p text:style-name="P62"><text:tab/>dd if=$disk of=/dev/null bs=$block count=$count iflag=dsync,direct 2&gt;&amp;1 | <text:tab/> <text:tab/>(read a; read b; read line; echo $line | awk <text:s/>'{print $10" "$11" "$8}' ) | <text:tab/>(read a b c; printf "%04.4f %s \t %02.4fs\n" $a $b $c)</text:p><text:p text:style-name="P62"/><text:p text:style-name="P62">}</text:p><text:p text:style-name="P62"/><text:p text:style-name="P62">hdparm -W0 $disk 2&gt;&amp;1 &gt; /dev/null</text:p><text:p text:style-name="P62">flushCache</text:p><text:p text:style-name="P62"/><text:p text:style-name="P62">doReadTest 1024 500000000</text:p><text:p text:style-name="P62">doReadTest 4096 500000000</text:p><text:p text:style-name="P62">doReadTest 1048576 500000000</text:p><text:p text:style-name="P62">doReadTest 4194304 500000000</text:p><text:p text:style-name="P62"/><text:p text:style-name="P62">flushCache</text:p><text:p text:style-name="P62">echo -ne "Hdparm:\t\t\t"</text:p><text:p text:style-name="P62">hdparm -t $disk 2&gt;&amp;1 | (read a; read a; read a; echo $a | tr "." "," | </text:p><text:p text:style-name="P62"><text:tab/>awk '{print $11" "$12}') | (read a b; printf "%04.4f %s\n" $a $b)</text:p><text:p text:style-name="P62"/></draw:text-box></draw:frame>It’s a script that its main purpose is to read 5 Gb of data using different block sizes with no cache on the OS and no cache on the drive.</text:p>
      <text:p text:style-name="P50"/>
      <text:p text:style-name="P50">Anyways, when running on qemu, some of the techniques used to disable the cache, must be applied on the host, otherwise the host will apply the cache and the numbers will not be the wanted ones.</text:p>
      <text:p text:style-name="P50"/>
      <text:p text:style-name="P50">Qemu has some caches inside that can not be disable<text:span text:style-name="T25">d</text:span>, we use a fast ssd drive to minimize the side effects of the cache, a fast drive that is as fast as the L3 cache, will dilute the cache enhanced numbers, that’s why all important tests are done on SSD.</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08:13:27.085600963</meta:creation-date>
    <dc:date>2018-01-29T20:02:31.787455444</dc:date>
    <meta:editing-duration>PT3H13M34S</meta:editing-duration>
    <meta:editing-cycles>11</meta:editing-cycles>
    <meta:generator>LibreOffice/5.1.6.2$Linux_X86_64 LibreOffice_project/10m0$Build-2</meta:generator>
    <meta:document-statistic meta:table-count="0" meta:image-count="0" meta:object-count="0" meta:page-count="8" meta:paragraph-count="184" meta:word-count="1838" meta:character-count="12286" meta:non-whitespace-character-count="10354"/>
  </office:meta>
</office:document-meta>
</file>